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6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finálneho produktu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8"/>
      <text:p text:style-name="P7"><text:span text:style-name="T2">Predmet odovzdávania:</text:span><text:tab/></text:p>
      <text:p text:style-name="P16"><text:tab/>Používateľská príručka, v rozsahu 21 strán</text:p>
      <text:p text:style-name="P16"><text:tab/>Systémová príručka, v rozsahu 5 strán</text:p>
      <text:p text:style-name="P16"><text:tab/>Technická dokumentácia, v rozsahu XX strán</text:p>
      <text:p text:style-name="P16"><text:tab/>Príspevok na IIT.SRC 2008 (rozšírený abstrakt), v rozsahu 2 strany</text:p>
      <text:p text:style-name="P16"/>
      <text:p text:style-name="P15"/>
      <text:p text:style-name="P5">Odovzdávajúci tím:</text:p>
      <text:p text:style-name="P8"><text:tab/>ALUMINIUM <text:span text:style-name="T5">(tím č. 14)</text:span></text:p>
      <text:p text:style-name="P5"/>
      <text:p text:style-name="P5">Preberajúci tím:</text:p>
      <text:p text:style-name="P8"><text:tab/>Alumiňáci <text:span text:style-name="T5">(tím č. 12)</text:span></text:p>
      <text:p text:style-name="P5"/>
      <text:p text:style-name="P5"/>
      <text:p text:style-name="P5">Dátum odovzdania:</text:p>
      <text:p text:style-name="P8"><text:tab/>20. 5. 2008</text:p>
      <text:p text:style-name="P4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4">ALUMINIUM</text:p>
          </table:table-cell>
        </table:table-row>
        <table:table-row>
          <table:table-cell office:value-type="string">
            <text:p text:style-name="P9">(tím č. 12)</text:p>
          </table:table-cell>
          <table:table-cell office:value-type="string">
            <text:p text:style-name="P13">(tím č. 14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8-05-19T19:37:51</dc:date>
    <meta:editing-cycles>14</meta:editing-cycles>
    <meta:editing-duration>PT11H35M5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1" meta:word-count="68" meta:character-count="518"/>
  </office:meta>
</office:document-meta>
</file>